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3" svg:font-family="ArialMT" style:font-adornments="Normal" style:font-family-generic="swiss"/>
    <style:font-face style:name="Tlwg Typo" svg:font-family="'Tlwg Typo'" style:font-pitch="fixed"/>
    <style:font-face style:name="Laksaman1" svg:font-family="Laksaman" style:font-pitch="variable"/>
    <style:font-face style:name="Laksaman" svg:font-family="Laksaman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Normal4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4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3.97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01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_5f_-title">
      <style:graphic-properties fo:min-height="2.413cm"/>
      <style:paragraph-properties style:writing-mode="lr-tb"/>
    </style:style>
    <style:style style:name="pr5" style:family="presentation" style:parent-style-name="Midnightblue_5f_-outline1">
      <style:graphic-properties fo:min-height="13.75cm"/>
      <style:paragraph-properties style:writing-mode="lr-tb"/>
    </style:style>
    <style:style style:name="pr6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_5f_-title">
      <style:graphic-properties fo:min-height="5.75cm"/>
      <style:paragraph-properties style:writing-mode="lr-tb"/>
    </style:style>
    <style:style style:name="pr8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style:font-name="Courier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ffffff"/>
      <style:paragraph-properties fo:text-align="start" style:writing-mode="lr-tb"/>
      <style:text-properties fo:color="#ffffff" style:font-name="Courier" fo:font-size="14.8999996185303pt" style:font-size-asian="15pt" style:font-size-complex="1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start" style:writing-mode="lr-tb"/>
      <style:text-properties style:font-name="Laksaman1"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.495cm" fo:text-align="center" fo:text-indent="0cm" style:text-autospace="ideograph-alpha" style:punctuation-wrap="hanging"/>
    </style:style>
    <style:style style:name="P12" style:family="paragraph">
      <style:paragraph-properties fo:text-align="start"/>
      <style:text-properties style:font-name="Tlwg Typo"/>
    </style:style>
    <style:style style:name="P13" style:family="paragraph">
      <style:paragraph-properties fo:text-align="start" style:writing-mode="lr-tb"/>
      <style:text-properties style:font-name="Tlwg Typo" fo:font-size="22pt" style:font-size-asian="22pt" style:font-size-complex="22pt"/>
    </style:style>
    <style:style style:name="P14" style:family="paragraph"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bold" style:letter-kerning="true" style:font-name-asian="ArialMT2" style:font-size-asian="36pt" style:font-style-asian="normal" style:font-weight-asian="bold" style:font-name-complex="ArialMT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font-name="Courier" fo:font-size="36pt" style:font-size-asian="36pt" style:font-size-complex="36pt"/>
    </style:style>
    <style:style style:name="T3" style:family="text">
      <style:text-properties fo:color="#ffffff" style:font-name="Courier" fo:font-size="15pt" style:font-size-asian="15pt" style:font-size-complex="15pt"/>
    </style:style>
    <style:style style:name="T4" style:family="text">
      <style:text-properties fo:color="#ffffff" style:font-name="Courier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Courier" fo:font-size="15pt" fo:font-style="italic" fo:text-shadow="none" style:text-underline-style="none" fo:font-weight="bold" style:letter-kerning="true" style:font-name-asian="ArialMT2" style:font-size-asian="15pt" style:font-style-asian="italic" style:font-weight-asian="bold" style:font-name-complex="ArialMT2" style:font-size-complex="15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normal" style:letter-kerning="true" style:font-name-asian="源ノ角ゴシック Normal3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solid" style:text-underline-width="auto" style:text-underline-color="font-color" fo:font-weight="normal" style:letter-kerning="true" style:font-name-asian="源ノ角ゴシック Normal3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bold" style:letter-kerning="true" style:font-name-asian="源ノ角ゴシック Normal3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29fcf" style:text-outline="false" style:text-line-through-style="none" style:text-line-through-type="none" style:font-name="Laksaman1" fo:font-size="22pt" fo:font-style="normal" fo:text-shadow="none" style:text-underline-style="solid" style:text-underline-width="auto" style:text-underline-color="font-color" fo:font-weight="normal" style:letter-kerning="true" style:font-name-asian="源ノ角ゴシック Normal3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solid" style:text-underline-width="auto" style:text-underline-color="font-color" fo:font-weight="bold" style:letter-kerning="true" style:font-name-asian="源ノ角ゴシック Normal3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Laksaman1" fo:font-size="16pt" fo:font-style="italic" fo:text-shadow="none" style:text-underline-style="none" fo:font-weight="normal" style:letter-kerning="true" style:font-name-asian="源ノ角ゴシック Normal3" style:font-size-asian="16pt" style:font-style-asian="italic" style:font-weight-asian="normal" style:font-name-complex="Free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Tlwg Typo" fo:font-size="22pt" fo:font-style="normal" fo:text-shadow="none" style:text-underline-style="none" fo:font-weight="normal" style:letter-kerning="true" style:font-name-asian="源ノ角ゴシック Normal3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1cm" svg:height="13.973cm" svg:x="0.997cm" svg:y="0cm" presentation:class="title" presentation:user-transformed="true">
          <draw:text-box>
            <text:p><text:span text:style-name="T1">Développement et Interactions Web</text:span><text:span text:style-name="T1"><text:line-break/></text:span><text:span text:style-name="T2"><text:line-break/></text:span><text:span text:style-name="T2">ZDI-Examen</text:span></text:p>
          </draw:text-box>
        </draw:frame>
        <draw:frame presentation:style-name="pr2" draw:text-style-name="P4" draw:layer="layout" svg:width="25.991cm" svg:height="5.501cm" svg:x="0.997cm" svg:y="14.498cm" presentation:class="subtitle" presentation:user-transformed="true">
          <draw:text-box>
            <text:p text:style-name="P2"><text:span text:style-name="T3">Sammy Dieleman – </text:span><text:span text:style-name="T4">ZDI@amstram.be</text:span></text:p>
            <text:p text:style-name="P2"><text:span text:style-name="T3"/></text:p>
            <text:p text:style-name="P3"><text:span text:style-name="T5">X64 - Module 9 : Développement et interactions 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_5f_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ZDI-Examen</text:p>
          </draw:text-box>
        </draw:frame>
        <draw:frame presentation:style-name="pr5" draw:text-style-name="P8" draw:layer="layout" svg:width="26.661cm" svg:height="14.004cm" svg:x="0.761cm" svg:y="5.289cm" presentation:class="outline" presentation:user-transformed="true">
          <draw:text-box>
            <text:p text:style-name="P2"><text:span text:style-name="T6">Écrire une fonction devinetteArithmetique() qui permet de jouer contre l'ordinateur à jeu de .. devinettes arithmétiques.</text:span></text:p>
            <text:p text:style-name="P2"><text:span text:style-name="T7">Le programme doit :</text:span></text:p>
            <text:list text:style-name="L3">
              <text:list-item>
                <text:p text:style-name="P2"><text:span text:style-name="T6">Générer un nombre entre 1 et 100</text:span></text:p>
              </text:list-item>
              <text:list-item>
                <text:p text:style-name="P2"><text:span text:style-name="T6">Demander à l'utilisateur de deviner le nombre en moins de 10 coups</text:span></text:p>
              </text:list-item>
              <text:list-item>
                <text:p text:style-name="P2"><text:span text:style-name="T6">Arrêter le jeu si le nombre correct a été deviné ou que le nombre de coups est dépassé</text:span></text:p>
              </text:list-item>
              <text:list-item>
                <text:p text:style-name="P2"><text:span text:style-name="T6">Afficher les résulta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_5f_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ZDI-Examen</text:p>
          </draw:text-box>
        </draw:frame>
        <draw:frame presentation:style-name="pr5" draw:text-style-name="P8" draw:layer="layout" svg:width="26.661cm" svg:height="14.004cm" svg:x="0.761cm" svg:y="5.289cm" presentation:class="outline" presentation:user-transformed="true">
          <draw:text-box>
            <text:p text:style-name="P2"><text:span text:style-name="T6">La fonction devinetteArithmetique() doit :</text:span></text:p>
            <text:p text:style-name="P2"><text:span text:style-name="T6">1) </text:span><text:span text:style-name="T8">Générer</text:span><text:span text:style-name="T6"> un nombre en utilisant la fonction </text:span><text:span text:style-name="T9"><text:a xlink:href="https://developer.mozilla.org/fr/docs/Web/JavaScript/Reference/Global_Objects/Math/random" xlink:type="simple">Math.random()</text:a></text:span></text:p>
            <text:p text:style-name="P2"><text:span text:style-name="T6">2) </text:span><text:span text:style-name="T8">Demander</text:span><text:span text:style-name="T6"> un nombre compris entre 1 et 100 à l'utilisateur, jusqu'à ce que l'utilisateur entre le bon nombre ou dépasse le nombre de coups autorisés.</text:span></text:p>
            <text:p text:style-name="P2"><text:span text:style-name="T6">3) </text:span><text:span text:style-name="T8">Afficher</text:span><text:span text:style-name="T6"> un message après chaque entrée erronée (réprésentée par un X): </text:span></text:p>
            <text:list text:style-name="L2">
              <text:list-item>
                <text:p text:style-name="P2"><text:span text:style-name="T6">"X est trop petit" si le nombre proposé est inférieur, </text:span></text:p>
              </text:list-item>
              <text:list-item>
                <text:p text:style-name="P2"><text:span text:style-name="T6">"X est trop grand" dans le cas contraire</text:span></text:p>
              </text:list-item>
            </text:list>
            <text:p text:style-name="P2"><text:span text:style-name="T6">4) </text:span><text:span text:style-name="T8">Retourner</text:span><text:span text:style-name="T6"> au programme le nombre à deviner ainsi que la liste des essais de l'utilisateur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_5f_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ZDI-Examen</text:p>
          </draw:text-box>
        </draw:frame>
        <draw:frame presentation:style-name="pr5" draw:text-style-name="P8" draw:layer="layout" svg:width="26.661cm" svg:height="14.004cm" svg:x="0.761cm" svg:y="5.289cm" presentation:class="outline" presentation:user-transformed="true">
          <draw:text-box>
            <text:p text:style-name="P2"><text:span text:style-name="T10">Après</text:span><text:span text:style-name="T6"> l'exécution de la fonction devinetteArithmetique(), le programme devra afficher :</text:span></text:p>
            <text:p text:style-name="P11"><text:span text:style-name="T6">"Vous avez perdu"</text:span></text:p>
            <text:p text:style-name="P6"><text:span text:style-name="T8">Si le nombre n'a pas été deviné en 10 coups</text:span></text:p>
            <text:p text:style-name="P6"><text:span text:style-name="T8">Sinon</text:span></text:p>
            <text:p text:style-name="P6"><text:span text:style-name="T6">"Vous avez gagné en X essais"</text:span></text:p>
            <text:p text:style-name="P6"><text:span text:style-name="T11">Où X est le nombre d'essais nécessaires à trouver le nomb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_5f_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ZDI-Examen</text:p>
          </draw:text-box>
        </draw:frame>
        <draw:frame presentation:style-name="pr5" draw:text-style-name="P8" draw:layer="layout" svg:width="26.661cm" svg:height="14.004cm" svg:x="0.761cm" svg:y="5.289cm" presentation:class="outline" presentation:user-transformed="true">
          <draw:text-box>
            <text:p text:style-name="P2"><text:span text:style-name="T10">Après</text:span><text:span text:style-name="T6"> l'affichage des résultats, le programme doit afficher le nombre a deviner ainsi que les essais de l’utilisateur sous ce format :</text:span></text:p>
            <text:p text:style-name="P6"><text:span text:style-name="T6">"Proposition Y : Z" </text:span></text:p>
            <text:p text:style-name="P2"><text:span text:style-name="T6">où Y est le numéro de la tentative et Z le nombre entré.</text:span></text:p>
            <text:p text:style-name="P2"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_5f_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ZDI-Examen</text:p>
          </draw:text-box>
        </draw:frame>
        <draw:frame presentation:style-name="pr5" draw:text-style-name="P13" draw:layer="layout" svg:width="23.358cm" svg:height="14.004cm" svg:x="4.064cm" svg:y="5.289cm" presentation:class="outline" presentation:user-transformed="true">
          <draw:text-box>
            <text:p text:style-name="P12"><text:span text:style-name="T6">Si le nombre a deviner est 84, et que l'utilisateur entre 34, 23, 84, l'affichage dans la console sera :</text:span></text:p>
            <text:p text:style-name="P12"><text:span text:style-name="T12">34 est trop petit</text:span></text:p>
            <text:p text:style-name="P12"><text:span text:style-name="T12">23 est trop petit</text:span></text:p>
            <text:p text:style-name="P12"><text:span text:style-name="T12">Vous avez gagné en 3 essai(s)</text:span></text:p>
            <text:p text:style-name="P12"><text:span text:style-name="T12">Le nombre était 84</text:span></text:p>
            <text:p text:style-name="P12"><text:span text:style-name="T12">Vous avez essayé : </text:span></text:p>
            <text:p text:style-name="P12"><text:span text:style-name="T12">Proposition 1 : 34</text:span></text:p>
            <text:p text:style-name="P12"><text:span text:style-name="T12">Proposition 2 : 23</text:span></text:p>
            <text:p text:style-name="P12"><text:span text:style-name="T12">Proposition 3 : 84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_5f_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ZDI-Examen</text:p>
          </draw:text-box>
        </draw:frame>
        <draw:frame presentation:style-name="pr5" draw:text-style-name="P8" draw:layer="layout" svg:width="26.661cm" svg:height="14.004cm" svg:x="0.761cm" svg:y="5.289cm" presentation:class="outline" presentation:user-transformed="true">
          <draw:text-box>
            <text:p text:style-name="P2"><text:span text:style-name="T6">Pour les interactions avec la machine, vous utiliserez les méthodes de la </text:span><text:span text:style-name="T12">console</text:span><text:span text:style-name="T6"> ainsi que la fonction </text:span><text:span text:style-name="T12">prompt()</text:span><text:span text:style-name="T6"> dans un premier temps, ensuite les </text:span><text:span text:style-name="T6">méthodes du DOM (getElementById, onclick, etc..)</text:span></text:p>
            <text:p text:style-name="P2"><text:span text:style-name="T6"/></text:p>
            <text:p text:style-name="P6"><text:span text:style-name="T8">Le jeu doit être jouable a la fin du temps imparti.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_5f_" presentation:presentation-page-layout-name="AL2T1">
        <office:forms form:automatic-focus="false" form:apply-design-mode="false"/>
        <draw:frame presentation:style-name="pr7" draw:text-style-name="P14" draw:layer="layout" svg:width="12.996cm" svg:height="6.002cm" svg:x="7.497cm" svg:y="7.502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3" svg:font-family="ArialMT" style:font-adornments="Normal" style:font-family-generic="swiss"/>
    <style:font-face style:name="Tlwg Typo" svg:font-family="'Tlwg Typo'" style:font-pitch="fixed"/>
    <style:font-face style:name="Laksaman1" svg:font-family="Laksaman" style:font-pitch="variable"/>
    <style:font-face style:name="Laksaman" svg:font-family="Laksaman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Normal4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4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1.8999996185303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5cm" fo:text-indent="0cm"/>
      <style:text-properties style:font-name="Source Sans Pro2" fo:font-family="'Source Sans Pro'" style:font-style-name="標準" style:font-family-generic="swiss" style:font-pitch="variable" fo:font-size="27.8999996185303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4cm" fo:text-indent="0cm"/>
      <style:text-properties fo:font-size="23.8999996185303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5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5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5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5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5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5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5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5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5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5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5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5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5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5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5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5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5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5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5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5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5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1.8999996185303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7cm" fo:text-indent="0cm"/>
      <style:text-properties style:font-name="Source Sans Pro2" fo:font-family="'Source Sans Pro'" style:font-style-name="標準" style:font-family-generic="swiss" style:font-pitch="variable" fo:font-size="27.8999996185303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6cm" fo:text-indent="0cm"/>
      <style:text-properties fo:font-size="23.8999996185303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7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7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7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7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7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7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396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296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097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097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097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097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097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3cm" fo:min-width="27.489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2cm" fo:min-width="13.496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89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89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7.989cm" style:protect="position size"/>
    </style:style>
    <style:style style:name="Mpr17" style:family="presentation" style:parent-style-name="Midnightblue_5f_-backgroundobjects">
      <style:graphic-properties draw:stroke="none" draw:fill="solid" draw:fill-color="#2c3e50" draw:textarea-vertical-align="middle" draw:auto-grow-height="false" fo:min-height="4.501cm" fo:min-width="27.989cm"/>
    </style:style>
    <style:style style:name="Mpr18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9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0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1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24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5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7.989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89cm" svg:height="4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89cm" svg:height="2.664cm" svg:x="0.997cm" svg:y="0.835cm" presentation:class="title" presentation:placeholder="true">
        <draw:text-box/>
      </draw:frame>
      <draw:frame presentation:style-name="Midnightblue-outline1" draw:layer="backgroundobjects" svg:width="25.991cm" svg:height="14.003cm" svg:x="0.997cm" svg:y="5.498cm" presentation:class="outline" presentation:placeholder="true">
        <draw:text-box/>
      </draw:frame>
      <draw:frame presentation:style-name="Mpr3" draw:text-style-name="MP7" draw:layer="backgroundobjects" svg:width="7.996cm" svg:height="1cm" svg:x="0.997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6cm" svg:height="1cm" svg:x="9.493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36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89cm" svg:height="14.003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1cm" svg:height="2.664cm" svg:x="0.997cm" svg:y="10.503cm" presentation:class="title" presentation:placeholder="true">
        <draw:text-box/>
      </draw:frame>
      <draw:frame presentation:style-name="Midnightblue1-outline1" draw:layer="backgroundobjects" svg:width="25.991cm" svg:height="5.501cm" svg:x="0.997cm" svg:y="14.498cm" presentation:class="outline" presentation:placeholder="true">
        <draw:text-box/>
      </draw:frame>
      <draw:frame presentation:style-name="Mpr8" draw:text-style-name="MP7" draw:layer="backgroundobjects" svg:width="7.996cm" svg:height="1cm" svg:x="0.997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6cm" svg:height="1cm" svg:x="9.493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5cm" svg:height="7.001cm" svg:x="6.995cm" svg:y="7cm">
        <text:p/>
        <draw:enhanced-geometry svg:viewBox="0 0 21600 21600" draw:glue-points="10800 0 0 10800 10800 21600 21600 10800 ?f40 ?f41" draw:text-areas="0 0 21600 21600" draw:type="rectangular-callout" draw:modifiers="1567.99085452987 35453.9845758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5cm" svg:height="6.001cm" svg:x="7.494cm" svg:y="7.499cm" presentation:class="title" presentation:placeholder="true">
        <draw:text-box/>
      </draw:frame>
      <draw:frame presentation:style-name="Midnightblue2-outline1" draw:layer="backgroundobjects" svg:width="17.493cm" svg:height="6.001cm" svg:x="9.493cm" svg:y="13.998cm" presentation:class="outline" presentation:placeholder="true">
        <draw:text-box/>
      </draw:frame>
      <draw:frame presentation:style-name="Mpr12" draw:text-style-name="MP7" draw:layer="backgroundobjects" svg:width="7.996cm" svg:height="1cm" svg:x="0.997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6cm" svg:height="1cm" svg:x="9.493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presentation:style-name="Mpr16" draw:text-style-name="MP5" draw:layer="backgroundobjects" svg:width="27.989cm" svg:height="1cm" svg:x="0cm" svg:y="20.001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5" draw:layer="backgroundobjects" svg:width="27.989cm" svg:height="4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5.989cm" svg:height="2.664cm" svg:x="0.997cm" svg:y="0.835cm" presentation:class="title" presentation:placeholder="true">
        <draw:text-box/>
      </draw:frame>
      <draw:frame presentation:style-name="Midnightblue_5f_-outline1" draw:layer="backgroundobjects" svg:width="25.991cm" svg:height="14.003cm" svg:x="0.997cm" svg:y="5.499cm" presentation:class="outline" presentation:placeholder="true">
        <draw:text-box/>
      </draw:frame>
      <draw:frame presentation:style-name="Mpr18" draw:text-style-name="MP7" draw:layer="backgroundobjects" svg:width="7.996cm" svg:height="1cm" svg:x="0.997cm" svg:y="20.001cm" presentation:class="date-time">
        <draw:text-box>
          <text:p text:style-name="MP6"><presentation:date-time/></text:p>
        </draw:text-box>
      </draw:frame>
      <draw:frame presentation:style-name="Mpr18" draw:text-style-name="MP7" draw:layer="backgroundobjects" svg:width="8.996cm" svg:height="1cm" svg:x="9.493cm" svg:y="20.001cm" presentation:class="footer">
        <draw:text-box>
          <text:p text:style-name="MP8"><presentation:footer/></text:p>
        </draw:text-box>
      </draw:frame>
      <draw:custom-shape presentation:style-name="Mpr19" draw:text-style-name="MP9" draw:layer="backgroundobjects" svg:width="1.5cm" svg:height="1.5cm" svg:x="25.737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1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2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2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4" draw:text-style-name="MP19" draw:layer="backgroundobjects" svg:width="13.995cm" svg:height="7.001cm" svg:x="6.995cm" svg:y="7cm">
        <text:p/>
        <draw:enhanced-geometry svg:viewBox="0 0 21600 21600" draw:glue-points="10800 0 0 10800 10800 21600 21600 10800 ?f40 ?f41" draw:text-areas="0 0 21600 21600" draw:type="rectangular-callout" draw:modifiers="1569.53415261503 35453.9845758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2.995cm" svg:height="6.001cm" svg:x="7.494cm" svg:y="7.499cm" presentation:class="title" presentation:placeholder="true">
        <draw:text-box/>
      </draw:frame>
      <draw:frame presentation:style-name="Midnightblue2_5f_-outline1" draw:layer="backgroundobjects" svg:width="17.493cm" svg:height="6.001cm" svg:x="9.493cm" svg:y="14.002cm" presentation:class="outline" presentation:placeholder="true">
        <draw:text-box/>
      </draw:frame>
      <draw:frame presentation:style-name="Mpr23" draw:text-style-name="MP7" draw:layer="backgroundobjects" svg:width="7.996cm" svg:height="1cm" svg:x="0.997cm" svg:y="20.001cm" presentation:class="date-time">
        <draw:text-box>
          <text:p text:style-name="MP6"><presentation:date-time/></text:p>
        </draw:text-box>
      </draw:frame>
      <draw:frame presentation:style-name="Mpr23" draw:text-style-name="MP7" draw:layer="backgroundobjects" svg:width="8.996cm" svg:height="1cm" svg:x="9.493cm" svg:y="20.001cm" presentation:class="footer">
        <draw:text-box>
          <text:p text:style-name="MP8"><presentation:footer/></text:p>
        </draw:text-box>
      </draw:frame>
      <draw:frame presentation:style-name="Mpr24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25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6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6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4DT5H21M29S</meta:editing-duration>
    <meta:editing-cycles>336</meta:editing-cycles>
    <meta:generator>LibreOffice/6.4.7.2$Linux_X86_64 LibreOffice_project/40$Build-2</meta:generator>
    <dc:title>ZDI-104</dc:title>
    <meta:initial-creator>sam</meta:initial-creator>
    <dc:date>2021-06-24T13:40:33.388476923</dc:date>
    <meta:document-statistic meta:object-count="105"/>
  </office:meta>
</office:document-meta>
</file>